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Analyze the total price of each category sold out in the year 2021</text:p>
      <text:p text:style-name="Standard">2.Analyze the unit price of each product in the year 2020 &amp; 2021, and make some conclusive statements</text:p>
      <text:p text:style-name="Standard">3.Analyze the expenditure between each city based on category of the product</text:p>
      <text:p text:style-name="Standard"/>
      <text:p text:style-name="Standard"/>
      <text:p text:style-name="Standard"><text:a xlink:type="simple" xlink:href="https://docs.google.com/spreadsheets/d/1d-8ps9qeVwGkNVSBdP9H_hIfEQWT6jpa/edit?usp=sharing&amp;ouid=100386155752968210510&amp;rtpof=true&amp;sd=true" office:target-frame-name="_blank" xlink:show="new" text:style-name="Internet_20_link" text:visited-style-name="Visited_20_Internet_20_Link">https://docs.google.com/spreadsheets/d/1d-8ps9qeVwGkNVSBdP9H_hIfEQWT6jpa/edit?usp=sharing&amp;ouid=100386155752968210510&amp;rtpof=true&amp;sd=tru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20:11:38.998417995</meta:creation-date>
    <dc:date>2021-10-26T21:24:20.519944309</dc:date>
    <meta:editing-duration>PT1H2M31S</meta:editing-duration>
    <meta:editing-cycles>1</meta:editing-cycles>
    <meta:document-statistic meta:table-count="0" meta:image-count="0" meta:object-count="0" meta:page-count="1" meta:paragraph-count="4" meta:word-count="44" meta:character-count="380" meta:non-whitespace-character-count="340"/>
    <meta:generator>LibreOffice/7.1.4.2$Linux_X86_64 LibreOffice_project/10$Build-2</meta:generator>
  </office:meta>
</office:document-meta>
</file>